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 style:text-autospace="none"/>
      <style:text-properties style:font-name="Arial" fo:font-size="12pt" style:font-name-asian="Times New Roman1" style:font-size-asian="12pt" style:font-name-complex="Times New Roman1" style:font-size-complex="12pt"/>
    </style:style>
    <style:style style:name="P2" style:family="paragraph" style:parent-style-name="Standard" style:list-style-name="L1">
      <style:paragraph-properties fo:line-height="150%" fo:text-align="start" style:justify-single-word="false" style:text-autospace="none"/>
    </style:style>
    <style:style style:name="P3" style:family="paragraph" style:parent-style-name="Heading_20_1">
      <style:paragraph-properties fo:text-align="center" style:justify-single-word="false"/>
      <style:text-properties fo:font-size="16pt" style:font-size-asian="14pt" style:font-size-complex="16pt"/>
    </style:style>
    <style:style style:name="T1" style:family="text">
      <style:text-properties style:font-name="Arial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Arial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3" style:family="text">
      <style:text-properties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Arial"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Arial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Arial" fo:font-size="12pt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Arial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Arial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Arial1" fo:font-size="12pt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train gauge øvelse</text:h>
      <text:p text:style-name="P1"/>
      <text:h text:style-name="Heading_20_2" text:outline-level="2">Øvelsestrin:</text:h>
      <text:list xml:id="list28224673" text:style-name="L1">
        <text:list-item>
          <text:p text:style-name="P2"><text:span text:style-name="T1">Sæt et ”T – Coax led” på Coax-stikket, så kan man måle det forstærkede signal med et digitalt multimeter, samtidig med at man kan se spændingskurveformen på et oscilloscope.<text:line-break/></text:span><text:span text:style-name="T3">Noter: Efter at systemet er blevet sat sammen, er der blevet testet, om der var forbindelse ved at belaste vejecellen. Arne siger, at det ikke er nødvendigt med T-Coax leddet. <text:line-break/>Desuden skal der indstilles på oscilloskopet, så der kan vises på displayet (tryk measure). </text:span></text:p>
        </text:list-item>
        <text:list-item>
          <text:p text:style-name="P2"><text:span text:style-name="T1">Forbind vejecellen med forstærkerprintet og tilslut +15V, Gnd. og -15V<text:line-break/></text:span><text:span text:style-name="T3">Noter: Hænger sammen med punkt 1. </text:span></text:p>
        </text:list-item>
        <text:list-item>
          <text:p text:style-name="P2"><text:span text:style-name="T1">Justér offset-potentiometret så det forstærkede signal er 0V, når der intet vægtlod er på platformen. I praksis må man acceptere at det forstærkede signal ikke er nøjagtigt 0V.<text:line-break/></text:span><text:span text:style-name="T3">Noter: Der er ca. 3 mV i den gennemsnitlige spænding (forstyrrelse/afvigelse). </text:span></text:p>
        </text:list-item>
        <text:list-item>
          <text:p text:style-name="P2"><text:span text:style-name="T1">Placer et 5kg vægtlod på platformen og justér forstærknings-potentiometret så den forstærkede spænding viser 5V. I praksis må man acceptere at det forstærkede signal ikke er nøjagtigt 5V.<text:line-break/></text:span><text:span text:style-name="T3">Noter: 4,64 V blev vist i starten og blevet justeret til at være 5,0 V </text:span><text:span text:style-name="T8">±</text:span><text:span text:style-name="T3"> 0,1</text:span></text:p>
        </text:list-item>
      </text:list>
      <text:p text:style-name="P1">Det kan evt. være nødvendigt at udføre punkt 3 – 4 nogle gange for at få måleværdierne til at passe.</text:p>
      <text:p text:style-name="P1"/>
      <text:list xml:id="list29405114" text:continue-numbering="true" text:style-name="L1">
        <text:list-item>
          <text:p text:style-name="P2"><text:span text:style-name="T1">Lav en måleserie med kombinationer af de vægtlodder, der er tilgængelige mellem 0 og 10kg.<text:line-break/></text:span><text:span text:style-name="T2">Der må maksimalt placeres 10kg på platformen</text:span><text:span text:style-name="T3">!<text:line-break/>Noter: </text:span><text:span text:style-name="T5">Se Bilag.</text:span></text:p>
        </text:list-item>
        <text:list-item>
          <text:p text:style-name="P2"><text:span text:style-name="T1">Tegn resultaterne ind i et X – Y koordinatsystem og undersøg om vejecellen er lineær. (X = masse, Y = måleværdi).<text:line-break/></text:span><text:span text:style-name="T3">Noter: </text:span><text:span text:style-name="T5">Se Bilag.</text:span><text:span text:style-name="T6"> Ud fra korrelationskoefficienten kan det ses, at den er tilnærmelsesvis lineær med en afvigelse på </text:span><text:span text:style-name="T9">±</text:span><text:span text:style-name="T6"> 0,042 V.</text:span></text:p>
        </text:list-item>
        <text:list-item>
          <text:p text:style-name="P2"><text:span text:style-name="T1">Lav en måleserie på 10 målinger af samme vægtlod (vægtloddet skal tages af platformen mellem hver måling). Beregn måleseriens middelværdi, </text:span><text:soft-page-break/><text:span text:style-name="T1">standardafvigelse og standardfejl på middelværdien. Anvend disse oplysninger til at opstille et udtryk for massen af et 5 kg lod, når massen skal udtrykkes med 95% konfidens. </text:span><text:span text:style-name="T3">Beregningsdelen af punkt 7 kan med fordel udsættes til efter punkt 8. (mere tid til målingerne).</text:span><text:span text:style-name="T1"><text:line-break/></text:span><text:span text:style-name="T3">Noter: </text:span><text:span text:style-name="T6">Se Bilag.</text:span></text:p>
        </text:list-item>
        <text:list-item>
          <text:p text:style-name="P2"><text:span text:style-name="T1">Gentag punkt 5 – 6 og undersøg om nulpunkt og følsomhed har ændret sig, i givet fald hvor meget. <text:line-break/></text:span><text:span text:style-name="T3">Noter: </text:span><text:span text:style-name="T6">Se Bilag. Det har ændret sig med ca. 0,010 V</text:span></text:p>
        </text:list-item>
        <text:list-item>
          <text:p text:style-name="P2"><text:span text:style-name="T1">Lav en god øvelsesjournal, der er en god chance for at denne øvelse vil komme til at indgå i eksamensspørgsmålene.<text:line-break/></text:span><text:span text:style-name="T3">Noter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4T08:07:33.18</meta:creation-date>
    <meta:editing-duration>PT45M13S</meta:editing-duration>
    <meta:editing-cycles>5</meta:editing-cycles>
    <meta:generator>LibreOffice/3.5$Windows_x86 LibreOffice_project/7e68ba2-a744ebf-1f241b7-c506db1-7d53735</meta:generator>
    <dc:date>2012-03-14T09:28:25.04</dc:date>
    <meta:document-statistic meta:table-count="0" meta:image-count="0" meta:object-count="0" meta:page-count="2" meta:paragraph-count="12" meta:word-count="390" meta:character-count="149" meta:non-whitespace-character-count="1933"/>
  </office:meta>
</office:document-meta>
</file>